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fo:language="en" fo:country="US" officeooo:rsid="0009e00a" officeooo:paragraph-rsid="000cf77c"/>
    </style:style>
    <style:style style:name="P2" style:family="paragraph" style:parent-style-name="Standard">
      <style:paragraph-properties fo:margin-top="0.101cm" fo:margin-bottom="0.101cm" loext:contextual-spacing="false"/>
      <style:text-properties fo:language="en" fo:country="US" officeooo:rsid="0009e00a" officeooo:paragraph-rsid="0030af38"/>
    </style:style>
    <style:style style:name="P3" style:family="paragraph" style:parent-style-name="Standard">
      <style:paragraph-properties fo:margin-top="0.101cm" fo:margin-bottom="0.101cm" loext:contextual-spacing="false"/>
      <style:text-properties fo:language="en" fo:country="US" officeooo:rsid="000e18a9" officeooo:paragraph-rsid="000e18a9"/>
    </style:style>
    <style:style style:name="P4" style:family="paragraph" style:parent-style-name="Standard">
      <style:paragraph-properties fo:margin-top="0.101cm" fo:margin-bottom="0.101cm" loext:contextual-spacing="false"/>
      <style:text-properties fo:language="en" fo:country="US" officeooo:rsid="000e18a9" officeooo:paragraph-rsid="00329596"/>
    </style:style>
    <style:style style:name="P5" style:family="paragraph" style:parent-style-name="Standard">
      <style:paragraph-properties fo:margin-top="0.101cm" fo:margin-bottom="0.101cm" loext:contextual-spacing="false"/>
      <style:text-properties fo:language="en" fo:country="US" fo:font-weight="bold" style:font-weight-asian="bold" style:font-weight-complex="bold"/>
    </style:style>
    <style:style style:name="P6" style:family="paragraph" style:parent-style-name="Standard">
      <style:paragraph-properties fo:margin-top="0.101cm" fo:margin-bottom="0.101cm" loext:contextual-spacing="false"/>
      <style:text-properties fo:language="en" fo:country="US" officeooo:rsid="00087e84" officeooo:paragraph-rsid="00087e84"/>
    </style:style>
    <style:style style:name="P7" style:family="paragraph" style:parent-style-name="Standard">
      <style:paragraph-properties fo:margin-top="0.101cm" fo:margin-bottom="0.101cm" loext:contextual-spacing="false"/>
      <style:text-properties fo:language="en" fo:country="US" officeooo:rsid="000d4a36" officeooo:paragraph-rsid="0030af38"/>
    </style:style>
    <style:style style:name="P8" style:family="paragraph" style:parent-style-name="Standard">
      <style:paragraph-properties fo:margin-top="0.101cm" fo:margin-bottom="0.101cm" loext:contextual-spacing="false"/>
      <style:text-properties style:text-position="0% 100%" fo:language="en" fo:country="US" officeooo:rsid="00177453" officeooo:paragraph-rsid="00177453"/>
    </style:style>
    <style:style style:name="P9" style:family="paragraph" style:parent-style-name="Standard">
      <style:paragraph-properties fo:margin-top="0.101cm" fo:margin-bottom="0.101cm" loext:contextual-spacing="false"/>
      <style:text-properties style:text-position="0% 100%" fo:language="en" fo:country="US" officeooo:rsid="00114722" officeooo:paragraph-rsid="001168ce"/>
    </style:style>
    <style:style style:name="P10" style:family="paragraph" style:parent-style-name="Standard">
      <style:paragraph-properties fo:margin-top="0.101cm" fo:margin-bottom="0.101cm" loext:contextual-spacing="false"/>
      <style:text-properties style:text-position="0% 100%" fo:language="en" fo:country="US" officeooo:rsid="00114722" officeooo:paragraph-rsid="0032d983"/>
    </style:style>
    <style:style style:name="P11" style:family="paragraph" style:parent-style-name="Standard">
      <style:paragraph-properties fo:margin-top="0.101cm" fo:margin-bottom="0.101cm" loext:contextual-spacing="false"/>
      <style:text-properties style:text-position="0% 100%" style:font-name="Arial" fo:language="en" fo:country="US" officeooo:rsid="00177453" officeooo:paragraph-rsid="00177453" style:font-name-asian="Arial" style:font-name-complex="Arial"/>
    </style:style>
    <style:style style:name="P12" style:family="paragraph" style:parent-style-name="Standard">
      <style:paragraph-properties fo:margin-top="0.101cm" fo:margin-bottom="0.101cm" loext:contextual-spacing="false"/>
      <style:text-properties style:text-position="0% 100%" style:font-name="Arial" fo:language="en" fo:country="US" officeooo:rsid="002186e8" officeooo:paragraph-rsid="002186e8" style:font-name-asian="Arial" style:font-name-complex="Arial"/>
    </style:style>
    <style:style style:name="P13" style:family="paragraph" style:parent-style-name="Standard">
      <style:paragraph-properties fo:margin-top="0.101cm" fo:margin-bottom="0.101cm" loext:contextual-spacing="false"/>
      <style:text-properties style:text-position="0% 100%" style:font-name="Arial" fo:language="en" fo:country="US" officeooo:rsid="0023bbbb" officeooo:paragraph-rsid="0023bbbb" style:font-name-asian="Arial" style:font-name-complex="Arial"/>
    </style:style>
    <style:style style:name="P14" style:family="paragraph" style:parent-style-name="Standard">
      <style:paragraph-properties fo:margin-top="0.101cm" fo:margin-bottom="0.101cm" loext:contextual-spacing="false"/>
      <style:text-properties style:text-position="0% 100%" style:font-name="Arial" fo:language="en" fo:country="US" officeooo:rsid="002cf030" officeooo:paragraph-rsid="002cf030" style:font-name-asian="Arial" style:font-name-complex="Arial"/>
    </style:style>
    <style:style style:name="P15" style:family="paragraph" style:parent-style-name="Standard">
      <style:paragraph-properties fo:margin-top="0.101cm" fo:margin-bottom="0.101cm" loext:contextual-spacing="false"/>
      <style:text-properties style:text-position="0% 100%" style:font-name="Arial" fo:language="en" fo:country="US" officeooo:rsid="002e414c" officeooo:paragraph-rsid="002e414c" style:font-name-asian="Arial" style:font-name-complex="Arial"/>
    </style:style>
    <style:style style:name="P16" style:family="paragraph" style:parent-style-name="Standard">
      <style:paragraph-properties fo:margin-top="0.101cm" fo:margin-bottom="0.101cm" loext:contextual-spacing="false"/>
      <style:text-properties style:text-position="0% 100%" style:font-name="Arial" fo:language="en" fo:country="US" officeooo:rsid="001168ce" officeooo:paragraph-rsid="00116aba" style:font-name-asian="Arial" style:font-name-complex="Arial"/>
    </style:style>
    <style:style style:name="P17" style:family="paragraph" style:parent-style-name="Standard">
      <style:paragraph-properties fo:margin-top="0.101cm" fo:margin-bottom="0.101cm" loext:contextual-spacing="false"/>
      <style:text-properties style:text-position="0% 100%" style:font-name="Arial" fo:language="en" fo:country="US" officeooo:rsid="003483eb" officeooo:paragraph-rsid="003483eb" style:font-name-asian="Arial" style:font-name-complex="Arial"/>
    </style:style>
    <style:style style:name="P18" style:family="paragraph" style:parent-style-name="Standard">
      <style:paragraph-properties fo:margin-top="0.101cm" fo:margin-bottom="0.101cm" loext:contextual-spacing="false"/>
      <style:text-properties style:text-position="0% 100%" style:font-name="Arial" fo:language="en" fo:country="US" fo:font-weight="normal" officeooo:rsid="00177453" officeooo:paragraph-rsid="00177453" style:font-name-asian="Arial" style:font-weight-asian="normal" style:font-name-complex="Arial" style:font-weight-complex="normal"/>
    </style:style>
    <style:style style:name="P19" style:family="paragraph" style:parent-style-name="Standard">
      <style:paragraph-properties fo:margin-top="0.101cm" fo:margin-bottom="0.101cm" loext:contextual-spacing="false"/>
      <style:text-properties style:text-position="0% 100%" style:font-name="Arial" fo:language="en" fo:country="US" fo:font-weight="normal" officeooo:rsid="001e43ad" officeooo:paragraph-rsid="001e43ad" style:font-name-asian="Arial" style:font-weight-asian="normal" style:font-name-complex="Arial" style:font-weight-complex="normal"/>
    </style:style>
    <style:style style:name="P20" style:family="paragraph" style:parent-style-name="Standard">
      <style:paragraph-properties fo:margin-top="0.101cm" fo:margin-bottom="0.101cm" loext:contextual-spacing="false" fo:text-align="center" style:justify-single-word="false"/>
      <style:text-properties fo:font-size="13pt" fo:language="en" fo:country="US" fo:font-weight="bold" officeooo:rsid="002f6df1" officeooo:paragraph-rsid="002f6df1" style:font-size-asian="13.6499996185303pt" style:font-weight-asian="bold" style:font-size-complex="15.6000003814697pt" style:font-weight-complex="bold"/>
    </style:style>
    <style:style style:name="P21" style:family="paragraph" style:parent-style-name="Contents_20_1">
      <style:paragraph-properties fo:margin-top="0.101cm" fo:margin-bottom="0.101cm" loext:contextual-spacing="false"/>
      <style:text-properties fo:font-size="11pt" fo:font-weight="bold" style:font-size-asian="11pt" style:font-weight-asian="bold" style:font-size-complex="11pt" style:font-weight-complex="bold"/>
    </style:style>
    <style:style style:name="P22" style:family="paragraph" style:parent-style-name="Standard">
      <style:paragraph-properties fo:margin-top="0.201cm" fo:margin-bottom="0.201cm" loext:contextual-spacing="false"/>
      <style:text-properties style:text-position="0% 100%" style:font-name="Arial" fo:language="en" fo:country="US" fo:font-weight="bold" officeooo:rsid="001346d0" officeooo:paragraph-rsid="001168ce" style:font-name-asian="Arial" style:font-weight-asian="bold" style:font-name-complex="Arial" style:font-weight-complex="bold"/>
    </style:style>
    <style:style style:name="P23" style:family="paragraph" style:parent-style-name="Standard">
      <style:paragraph-properties fo:margin-top="0.201cm" fo:margin-bottom="0.201cm" loext:contextual-spacing="false" fo:text-align="center" style:justify-single-word="false"/>
      <style:text-properties fo:font-size="13pt" fo:language="en" fo:country="US" fo:font-weight="bold" officeooo:rsid="002f6df1" officeooo:paragraph-rsid="002f6df1" style:font-size-asian="13.6499996185303pt" style:font-weight-asian="bold" style:font-size-complex="15.6000003814697pt" style:font-weight-complex="bold"/>
    </style:style>
    <style:style style:name="P24" style:family="paragraph" style:parent-style-name="Standard">
      <style:paragraph-properties fo:margin-top="0.201cm" fo:margin-bottom="0.201cm" loext:contextual-spacing="false"/>
      <style:text-properties fo:language="en" fo:country="US" fo:font-weight="bold" officeooo:rsid="00087e84" officeooo:paragraph-rsid="00087e84" style:font-weight-asian="bold" style:font-weight-complex="bold"/>
    </style:style>
    <style:style style:name="P25" style:family="paragraph" style:parent-style-name="Contents_20_1">
      <style:text-properties fo:font-size="11pt" fo:font-weight="bold" style:font-size-asian="11pt" style:font-weight-asian="bold" style:font-size-complex="11pt" style:font-weight-complex="bold"/>
    </style:style>
    <style:style style:name="P26" style:family="paragraph" style:parent-style-name="Standard">
      <style:paragraph-properties fo:margin-top="0.302cm" fo:margin-bottom="0.302cm" loext:contextual-spacing="false"/>
      <style:text-properties style:text-position="0% 100%" style:font-name="Arial" fo:language="en" fo:country="US" fo:font-weight="bold" officeooo:rsid="001168ce" officeooo:paragraph-rsid="001168ce" style:font-name-asian="Arial" style:font-weight-asian="bold" style:font-name-complex="Arial" style:font-weight-complex="bold"/>
    </style:style>
    <style:style style:name="P27" style:family="paragraph" style:parent-style-name="Standard">
      <style:paragraph-properties fo:margin-top="0.503cm" fo:margin-bottom="0.503cm" loext:contextual-spacing="false"/>
      <style:text-properties style:text-position="0% 100%" style:font-name="Arial" fo:language="en" fo:country="US" fo:font-weight="bold" officeooo:rsid="00177453" officeooo:paragraph-rsid="00177453" style:font-name-asian="Arial" style:font-weight-asian="bold" style:font-name-complex="Arial" style:font-weight-complex="bold"/>
    </style:style>
    <style:style style:name="P28" style:family="paragraph" style:parent-style-name="Standard">
      <style:paragraph-properties fo:margin-top="0.302cm" fo:margin-bottom="0.302cm" loext:contextual-spacing="false"/>
      <style:text-properties style:text-position="0% 100%" style:font-name="Arial" fo:language="en" fo:country="US" fo:font-weight="bold" officeooo:rsid="001168ce" officeooo:paragraph-rsid="001168ce" style:font-name-asian="Arial" style:font-weight-asian="bold" style:font-name-complex="Arial" style:font-weight-complex="bold"/>
    </style:style>
    <style:style style:name="T1" style:family="text">
      <style:text-properties style:text-position="sub 58%"/>
    </style:style>
    <style:style style:name="T2" style:family="text">
      <style:text-properties style:text-position="sub 58%" officeooo:rsid="000d88e5"/>
    </style:style>
    <style:style style:name="T3" style:family="text">
      <style:text-properties style:text-position="sub 58%" officeooo:rsid="0009e00a"/>
    </style:style>
    <style:style style:name="T4" style:family="text">
      <style:text-properties style:text-position="sub 58%" style:font-name="Arial" officeooo:rsid="00100b1d" style:font-name-asian="Arial" style:font-name-complex="Arial"/>
    </style:style>
    <style:style style:name="T5" style:family="text">
      <style:text-properties style:text-position="0% 100%"/>
    </style:style>
    <style:style style:name="T6" style:family="text">
      <style:text-properties style:text-position="0% 100%" officeooo:rsid="000d4a36"/>
    </style:style>
    <style:style style:name="T7" style:family="text">
      <style:text-properties style:text-position="0% 100%" officeooo:rsid="000d88e5"/>
    </style:style>
    <style:style style:name="T8" style:family="text">
      <style:text-properties style:text-position="0% 100%" officeooo:rsid="0009e00a"/>
    </style:style>
    <style:style style:name="T9" style:family="text">
      <style:text-properties style:text-position="0% 100%" style:font-name="Arial" officeooo:rsid="00100b1d" style:font-name-asian="Arial" style:font-name-complex="Arial"/>
    </style:style>
    <style:style style:name="T10" style:family="text">
      <style:text-properties style:text-position="0% 100%" style:font-name="Arial" fo:font-weight="normal" officeooo:rsid="00285234" style:font-name-asian="Arial" style:font-weight-asian="normal" style:font-name-complex="Arial" style:font-weight-complex="normal"/>
    </style:style>
    <style:style style:name="T11" style:family="text">
      <style:text-properties style:text-position="0% 100%" officeooo:rsid="00285234"/>
    </style:style>
    <style:style style:name="T12" style:family="text">
      <style:text-properties style:text-position="0% 100%" officeooo:rsid="0030af38"/>
    </style:style>
    <style:style style:name="T13" style:family="text">
      <style:text-properties style:text-position="0% 100%" officeooo:rsid="00329596"/>
    </style:style>
    <style:style style:name="T14" style:family="text">
      <style:text-properties style:font-name="Arial" style:font-name-asian="Arial" style:font-name-complex="Arial"/>
    </style:style>
    <style:style style:name="T15" style:family="text">
      <style:text-properties style:font-name="Arial" officeooo:rsid="00100b1d" style:font-name-asian="Arial" style:font-name-complex="Arial"/>
    </style:style>
    <style:style style:name="T16" style:family="text">
      <style:text-properties style:font-name="Arial" officeooo:rsid="00115acb" style:font-name-asian="Arial" style:font-name-complex="Arial"/>
    </style:style>
    <style:style style:name="T17" style:family="text">
      <style:text-properties style:font-name="Arial" officeooo:rsid="001168ce" style:font-name-asian="Arial" style:font-name-complex="Arial"/>
    </style:style>
    <style:style style:name="T18" style:family="text">
      <style:text-properties style:font-name="Arial" officeooo:rsid="001346d0" style:font-name-asian="Arial" style:font-name-complex="Arial"/>
    </style:style>
    <style:style style:name="T19" style:family="text">
      <style:text-properties style:font-name="Arial" officeooo:rsid="0015a204" style:font-name-asian="Arial" style:font-name-complex="Arial"/>
    </style:style>
    <style:style style:name="T20" style:family="text">
      <style:text-properties style:font-name="Arial" officeooo:rsid="00285234" style:font-name-asian="Arial" style:font-name-complex="Arial"/>
    </style:style>
    <style:style style:name="T21" style:family="text">
      <style:text-properties style:font-name="Arial" officeooo:rsid="0032d983" style:font-name-asian="Arial" style:font-name-complex="Arial"/>
    </style:style>
    <style:style style:name="T22" style:family="text">
      <style:text-properties style:font-name="Arial" officeooo:rsid="003309bf" style:font-name-asian="Arial" style:font-name-complex="Arial"/>
    </style:style>
    <style:style style:name="T23" style:family="text">
      <style:text-properties style:font-name="Arial" officeooo:rsid="00342d9d" style:font-name-asian="Arial" style:font-name-complex="Arial"/>
    </style:style>
    <style:style style:name="T24" style:family="text">
      <style:text-properties style:font-name="Arial" officeooo:rsid="003b4ede" style:font-name-asian="Arial" style:font-name-complex="Arial"/>
    </style:style>
    <style:style style:name="T25" style:family="text">
      <style:text-properties officeooo:rsid="001ee05a"/>
    </style:style>
    <style:style style:name="T26" style:family="text">
      <style:text-properties officeooo:rsid="00254d11"/>
    </style:style>
    <style:style style:name="T27" style:family="text">
      <style:text-properties officeooo:rsid="00285234"/>
    </style:style>
    <style:style style:name="T28" style:family="text">
      <style:text-properties officeooo:rsid="0029eb16"/>
    </style:style>
    <style:style style:name="T29" style:family="text">
      <style:text-properties officeooo:rsid="002e414c"/>
    </style:style>
    <style:style style:name="T30" style:family="text">
      <style:text-properties officeooo:rsid="002f70a9"/>
    </style:style>
    <style:style style:name="T31" style:family="text">
      <style:text-properties style:use-window-font-color="true" style:text-underline-style="none"/>
    </style:style>
    <style:style style:name="T32" style:family="text">
      <style:text-properties officeooo:rsid="003a09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istogram"/>
      </text:sequence-decls>
      <text:p text:style-name="P23">P1: Test a perceptual phenomenon</text:p>
      <text:p text:style-name="P20"/>
      <text:p text:style-name="P20"/>
      <text:p text:style-name="P5">1. What is our independent variable? What is our dependent variable?</text:p>
      <text:p text:style-name="P6">- The dependent variable is the time spent to say the ink color of each word.</text:p>
      <text:p text:style-name="P6">- The independent <text:span text:style-name="T32">v</text:span>ariable is the color of the ink used to write a word.</text:p>
      <text:p text:style-name="P24">2. What is an appropriate set of hypotheses for this task? What kind of statistical test do you expect to perform? Justify your choices.</text:p>
      <text:p text:style-name="P1">An appropriate set of hypothesis could be:</text:p>
      <text:p text:style-name="P2">H<text:span text:style-name="T1">0</text:span><text:span text:style-name="T5">: </text:span><text:span text:style-name="T12">The mean time spent to say the color of the ink in the population would be the same or less in incongruent disposition compared to congruent disposition.</text:span></text:p>
      <text:p text:style-name="P7"><text:span text:style-name="T5">H</text:span><text:span text:style-name="T2">1</text:span><text:span text:style-name="T7">: </text:span><text:span text:style-name="T12">The mean time spent to say the color of the ink in the population would increase in incongruent disposition compared to congruent disposition.</text:span></text:p>
      <text:p text:style-name="P4"><text:span text:style-name="T5">We write µ</text:span><text:span text:style-name="T1">con</text:span><text:span text:style-name="T5"> the</text:span><text:span text:style-name="T13"> population mean</text:span><text:span text:style-name="T5"> of time </text:span><text:span text:style-name="T13">to say the color of the ink</text:span><text:span text:style-name="T5"> in the congruent setup, and µ</text:span><text:span text:style-name="T1">inc</text:span><text:span text:style-name="T5">: the </text:span><text:span text:style-name="T13">population mean</text:span><text:span text:style-name="T5"> of time </text:span><text:span text:style-name="T13">to say the color of the ink </text:span><text:span text:style-name="T5">in </text:span><text:span text:style-name="T13">the </text:span><text:span text:style-name="T5">incongruent setup. The hypotheses become: </text:span></text:p>
      <text:p text:style-name="P3"><text:span text:style-name="T5">- </text:span><text:span text:style-name="T8">H</text:span><text:span text:style-name="T3">0</text:span><text:span text:style-name="T8">: </text:span><text:span text:style-name="T5">µ</text:span><text:span text:style-name="T1">con</text:span><text:span text:style-name="T5">-µ</text:span><text:span text:style-name="T1">inc </text:span><text:span text:style-name="T10">≤</text:span><text:span text:style-name="T5"> 0</text:span></text:p>
      <text:p text:style-name="P3"><text:span text:style-name="T5">- </text:span><text:span text:style-name="T6">H</text:span><text:span text:style-name="T2">1</text:span><text:span text:style-name="T7">: </text:span><text:span text:style-name="T5">µ</text:span><text:span text:style-name="T1">con </text:span><text:span text:style-name="T11">&lt;</text:span><text:span text:style-name="T9"> µ</text:span><text:span text:style-name="T4">inc</text:span></text:p>
      <text:p text:style-name="P9"><text:span text:style-name="T15">W</text:span><text:span text:style-name="T14">e would do a o</text:span><text:span text:style-name="T20">ne</text:span><text:span text:style-name="T14">-tailled, </text:span><text:span text:style-name="T20">paired </text:span><text:span text:style-name="T19">dependent</text:span><text:span text:style-name="T14"> </text:span><text:span text:style-name="T16">sample, </text:span><text:span text:style-name="T14">mean comparison </text:span><text:span text:style-name="T16">test, such as a t-test.</text:span></text:p>
      <text:p text:style-name="P10"><text:span text:style-name="T17">We choose to do a o</text:span><text:span text:style-name="T20">ne</text:span><text:span text:style-name="T17">-tailled test because we expect a specific direction i</text:span><text:span text:style-name="T20">n the</text:span><text:span text:style-name="T17"> difference between the </text:span><text:span text:style-name="T21">population</text:span><text:span text:style-name="T17"> mean</text:span><text:span text:style-name="T18">s</text:span><text:span text:style-name="T17"> </text:span><text:span text:style-name="T20">of both conditions</text:span><text:span text:style-name="T17">. </text:span><text:span text:style-name="T19">The result coming from the same people doing the experiment in different conditions (congruent and incongruent), we use a test for </text:span><text:span text:style-name="T20">paired </text:span><text:span text:style-name="T19">dependent sample.</text:span><text:span text:style-name="T17"> </text:span><text:span text:style-name="T18">We choose a sample mean comparison test like the t-test because we only know results from the experiment but not the population parameter</text:span><text:span text:style-name="T21">s</text:span><text:span text:style-name="T18">. </text:span><text:span text:style-name="T21">Because we have less than 30 samples (24 sample) we can’t use a z-test. Also from the shape of the samples distributions (see </text:span><text:a xlink:type="simple" xlink:href="#Q4" text:style-name="Internet_20_link" text:visited-style-name="Visited_20_Internet_20_Link"><text:span text:style-name="T21">Q4</text:span></text:a><text:span text:style-name="T21">) we can reasonably assume that samples distributions are Gaussian </text:span><text:span text:style-name="T22">and so make the assumption that the </text:span><text:span text:style-name="T23">underlying population</text:span><text:span text:style-name="T24">s</text:span><text:span text:style-name="T23"> follow a normal distribution</text:span><text:span text:style-name="T21">. </text:span><text:span text:style-name="T18">The t-test allow us to approximate the population</text:span><text:span text:style-name="T23">s</text:span><text:span text:style-name="T18"> distribution</text:span><text:span text:style-name="T23">s</text:span><text:span text:style-name="T18"> parameter</text:span><text:span text:style-name="T23">s</text:span><text:span text:style-name="T18"> </text:span><text:span text:style-name="T21">with less than 30 samples for </text:span><text:span text:style-name="T23">samples coming from normal populations</text:span><text:span text:style-name="T18">.</text:span></text:p>
      <text:p text:style-name="P22">3. Report some descriptive statistics regarding this dataset. Include at least one measure of central tendency and at least one measure of variability</text:p>
      <text:p text:style-name="P8"><text:span text:style-name="T17">c</text:span><text:span text:style-name="T14">ongruent: mean = 14.05; median = 14.36; standard deviation = 3.56</text:span></text:p>
      <text:p text:style-name="P11">incongruent: mean = 22.02; median = 21.01; standard deviation = 4.8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text:bookmark text:name="Q4"/><text:soft-page-break/>4. Provide one or two visualizations that show the distribution of the sample data. Write one or two sentences noting what you observe about the plot or plots</text:p>
      <text:p text:style-name="P18"><draw:frame draw:style-name="fr1" draw:name="Cadre1" text:anchor-type="paragraph" svg:width="16.464cm" draw:z-index="0"><draw:text-box fo:min-height="7.528cm"><text:p text:style-name="Histogram"><draw:frame draw:style-name="fr2" draw:name="Objet1" text:anchor-type="as-char" svg:width="16.462cm" svg:height="7.528cm" style:rel-height="scale" draw:z-index="1"><draw:object xlink:href="./Object 1" xlink:type="simple" xlink:show="embed" xlink:actuate="onLoad"/><draw:image xlink:href="./ObjectReplacements/Object 1" xlink:type="simple" xlink:show="embed" xlink:actuate="onLoad"/></draw:frame><text:line-break/>Histogram <text:sequence text:ref-name="refHistogram0" text:name="Histogram" text:formula="ooow:Histogram+1" style:num-format="1">1</text:sequence>: Repartition of time spend to say the ink color during a stroop test with a bucket size of 3 seconds.</text:p></draw:text-box></draw:frame></text:p>
      <text:p text:style-name="P19">We observe that the incongruent condition give higher time in the stroop test in these sample. The congruent condition give a more symmetrical distribution (with bucket 12-15 <text:span text:style-name="T25">as the center of the distribution</text:span>) <text:span text:style-name="T25">as the incongruent.</text:span></text:p>
      <text:p text:style-name="P26">5. Now, perform the statistical test and report your results. What is your confidence level and your critical statistic value? Do you reject the null hypothesis or fail to reject it? Come to a conclusion in terms of the experiment task. Did the results match up with your expectations?</text:p>
      <text:p text:style-name="P12">We perform a <text:span text:style-name="T27">one</text:span>-tailed t-test for dependent sample with an alpha <text:span text:style-name="T30">level</text:span> of 0.05% <text:span text:style-name="T27">and 23 degree of freedom</text:span>. <text:span text:style-name="T27">T</text:span>he t-critic<text:span text:style-name="T27">al value</text:span> <text:span text:style-name="T27">is</text:span> -<text:span text:style-name="T27">1.714. The t calculated (congruent-incongruent) is -8.021. Because the t statistic is smaller than the small critical t (-1.714) we reject the null hypothesis for an alpha level of 0.05.</text:span></text:p>
      <text:p text:style-name="P13">We conclude that the incongruent <text:span text:style-name="T26">condition</text:span> give statistical<text:span text:style-name="T26">ly higher time to say the ink color than the congruent condition.</text:span> <text:span text:style-name="T28">The result are coherent with our expectations, because we tested if the incongruent dispositions gave a higher time to say the ink color.</text:span></text:p>
      <text:p text:style-name="P26">6. Optional: What do you think is responsible for the effects observed? Can you think of an alternative or similar task that would result in a similar effect? Some research about the problem will be helpful for thinking about these two questions!</text:p>
      <text:p text:style-name="P14">The processing of the informations seen by the eyes could be responsible for the effect observed. As stated on the wikipedia <text:a xlink:type="simple" xlink:href="#bibliography" text:style-name="Internet_20_link" text:visited-style-name="Visited_20_Internet_20_Link"><text:span text:style-name="T29">[1]</text:span></text:a> and in the reference article they use, there is different theory on what is the actual reason of the effect, but the common idea is that it comes from the way the brain processes the different information<text:span text:style-name="T30">s</text:span> it receive<text:span text:style-name="T30">s</text:span>.</text:p>
      <text:p text:style-name="P15">An alternative task could be to ask the participant to read the word, havi<text:span text:style-name="T30">n</text:span>g the word printed in congruent or incongruent disposition.</text:p>
      <text:p text:style-name="P21"/>
      <text:p text:style-name="P21">Bibliograpy</text:p>
      <text:p text:style-name="P25"/>
      <text:p text:style-name="P16"><text:bookmark-start text:name="bibliography"/><text:a xlink:type="simple" xlink:href="https://en.wikipedia.org/wiki/Stroop_effect" text:style-name="Internet_20_link" text:visited-style-name="Visited_20_Internet_20_Link"><text:span text:style-name="T31">https://en.wikipedia.org/wiki/Stroop_effect</text:span></text:a><text:bookmark-end text:name="bibliography"/></text:p>
      <text:p text:style-name="P17"><text:a xlink:type="simple" xlink:href="http://www.statisticshowto.com/when-to-use-a-t-score-vs-z-score/" text:style-name="Internet_20_link" text:visited-style-name="Visited_20_Internet_20_Link"><text:span text:style-name="T31">http://www.statisticshowto.com/when-to-use-a-t-score-vs-z-score/</text:span></text:a></text:p>
      <text:p text:style-name="P17"><text:a xlink:type="simple" xlink:href="http://support.minitab.com/en-us/minitab/17/topic-library/basic-statistics-and-graphs/hypothesis-tests/tests-of-means/types-of-t-tests/" text:style-name="Internet_20_link" text:visited-style-name="Visited_20_Internet_20_Link"><text:span text:style-name="T31">http://support.minitab.com/en-us/minitab/17/topic-library/basic-statistics-and-graphs/hypothesis-tests/tests-of-means/types-of-t-tes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fo:font-size="10.5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0.5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5pt" style:font-size-asian="12pt" style:font-name-complex="FreeSans1" style:font-family-complex="FreeSans" style:font-family-generic-complex="swiss"/>
    </style:style>
    <style:style style:name="Histogram" style:family="paragraph" style:parent-style-name="Caption"/>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elien </meta:initial-creator>
    <meta:creation-date>2016-05-04T20:23:25.293215350</meta:creation-date>
    <dc:date>2016-05-10T15:06:18.935871442</dc:date>
    <dc:creator>aurelien </dc:creator>
    <meta:editing-duration>PT15H27M26S</meta:editing-duration>
    <meta:editing-cycles>39</meta:editing-cycles>
    <meta:generator>LibreOffice/5.1.2.2$Linux_X86_64 LibreOffice_project/10m0$Build-2</meta:generator>
    <meta:document-statistic meta:table-count="0" meta:image-count="0" meta:object-count="1" meta:page-count="2" meta:paragraph-count="29" meta:word-count="736" meta:character-count="4562" meta:non-whitespace-character-count="38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462cm" svg:height="7.528cm" xlink:href="." xlink:type="simple" chart:class="chart:bar" chart:style-name="ch1">
        <chart:legend chart:legend-position="end" svg:x="13.908cm" svg:y="3.216cm" style:legend-expansion="high" chart:style-name="ch2"/>
        <chart:plot-area chart:style-name="ch3" chart:data-source-has-labels="both" svg:x="1.34cm" svg:y="0.15cm" svg:width="12.239cm" svg:height="6.247cm">
          <chartooo:coordinate-region svg:x="1.961cm" svg:y="0.349cm" svg:width="11.618cm" svg:height="5.401cm"/>
          <chart:axis chart:dimension="x" chart:name="primary-x" chart:style-name="ch4" chartooo:axis-type="auto">
            <chartooo:date-scale/>
            <chart:title svg:x="6.767cm" svg:y="6.547cm" chart:style-name="ch5">
              <text:p>Seconds</text:p>
            </chart:title>
            <chart:categories table:cell-range-address="local-table.$A$2:.$A$13"/>
          </chart:axis>
          <chart:axis chart:dimension="y" chart:name="primary-y" chart:style-name="ch6">
            <chart:title svg:x="0.451cm" svg:y="3.952cm" chart:style-name="ch7">
              <text:p>freqency</text:p>
            </chart:title>
            <chart:grid chart:style-name="ch8" chart:class="major"/>
          </chart:axis>
          <chart:series chart:style-name="ch9" chart:values-cell-range-address="local-table.$B$2:.$B$13" chart:label-cell-address="local-table.$B$1" chart:class="chart:bar">
            <chart:data-point chart:repeated="12"/>
          </chart:series>
          <chart:series chart:style-name="ch10" chart:values-cell-range-address="local-table.$C$2:.$C$13" chart:label-cell-address="local-table.$C$1" chart:class="chart:bar">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gruent</text:p>
              </table:table-cell>
              <table:table-cell office:value-type="string">
                <text:p>Incongruent</text:p>
              </table:table-cell>
            </table:table-row>
          </table:table-header-rows>
          <table:table-rows>
            <table:table-row>
              <table:table-cell office:value-type="string">
                <text:p>0-3</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2">
                <text:p>2</text:p>
              </table:table-cell>
              <table:table-cell office:value-type="float" office:value="0">
                <text:p>0</text:p>
              </table:table-cell>
            </table:table-row>
            <table:table-row>
              <table:table-cell office:value-type="string">
                <text:p>9-12</text:p>
              </table:table-cell>
              <table:table-cell office:value-type="float" office:value="4">
                <text:p>4</text:p>
              </table:table-cell>
              <table:table-cell office:value-type="float" office:value="0">
                <text:p>0</text:p>
              </table:table-cell>
            </table:table-row>
            <table:table-row>
              <table:table-cell office:value-type="string">
                <text:p>12-15</text:p>
              </table:table-cell>
              <table:table-cell office:value-type="float" office:value="9">
                <text:p>9</text:p>
              </table:table-cell>
              <table:table-cell office:value-type="float" office:value="0">
                <text:p>0</text:p>
              </table:table-cell>
            </table:table-row>
            <table:table-row>
              <table:table-cell office:value-type="string">
                <text:p>15-18</text:p>
              </table:table-cell>
              <table:table-cell office:value-type="float" office:value="5">
                <text:p>5</text:p>
              </table:table-cell>
              <table:table-cell office:value-type="float" office:value="5">
                <text:p>5</text:p>
              </table:table-cell>
            </table:table-row>
            <table:table-row>
              <table:table-cell office:value-type="string">
                <text:p>18-21</text:p>
              </table:table-cell>
              <table:table-cell office:value-type="float" office:value="3">
                <text:p>3</text:p>
              </table:table-cell>
              <table:table-cell office:value-type="float" office:value="7">
                <text:p>7</text:p>
              </table:table-cell>
            </table:table-row>
            <table:table-row>
              <table:table-cell office:value-type="string">
                <text:p>21-24</text:p>
              </table:table-cell>
              <table:table-cell office:value-type="float" office:value="1">
                <text:p>1</text:p>
              </table:table-cell>
              <table:table-cell office:value-type="float" office:value="6">
                <text:p>6</text:p>
              </table:table-cell>
            </table:table-row>
            <table:table-row>
              <table:table-cell office:value-type="string">
                <text:p>24-27</text:p>
              </table:table-cell>
              <table:table-cell office:value-type="float" office:value="0">
                <text:p>0</text:p>
              </table:table-cell>
              <table:table-cell office:value-type="float" office:value="4">
                <text:p>4</text:p>
              </table:table-cell>
            </table:table-row>
            <table:table-row>
              <table:table-cell office:value-type="string">
                <text:p>27-30</text:p>
              </table:table-cell>
              <table:table-cell office:value-type="float" office:value="0">
                <text:p>0</text:p>
              </table:table-cell>
              <table:table-cell office:value-type="float" office:value="0">
                <text:p>0</text:p>
              </table:table-cell>
            </table:table-row>
            <table:table-row>
              <table:table-cell office:value-type="string">
                <text:p>30-33</text:p>
              </table:table-cell>
              <table:table-cell office:value-type="float" office:value="0">
                <text:p>0</text:p>
              </table:table-cell>
              <table:table-cell office:value-type="float" office:value="0">
                <text:p>0</text:p>
              </table:table-cell>
            </table:table-row>
            <table:table-row>
              <table:table-cell office:value-type="string">
                <text:p>33-36</text:p>
              </table:table-cell>
              <table:table-cell office:value-type="float" office:value="0">
                <text:p>0</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